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6.839in"/>
    </style:style>
    <style:style style:name="co5" style:family="table-column">
      <style:table-column-properties fo:break-before="auto" style:column-width="1.212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8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tus</text:p>
          </table:table-cell>
          <table:table-cell table:number-columns-repeated="3"/>
        </table:table-row>
        <table:table-row table:style-name="ro2">
          <table:table-cell office:value-type="string">
            <text:p>18/12/17</text:p>
          </table:table-cell>
          <table:table-cell office:value-type="string">
            <text:p>Added 10 questions in <text:s/>sourabh faculty panel of maths</text:p>
          </table:table-cell>
          <table:table-cell office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ied to add scroll bar to the question list</text:p>
          </table:table-cell>
          <table:table-cell office:value-type="string">
            <text:p>fail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t two quiz</text:p>
          </table:table-cell>
          <table:table-cell office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ied using varchar(20) , 100 pattern for date</text:p>
          </table:table-cell>
          <table:table-cell office:value-type="string">
            <text:p>fail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se order by caluse for the query</text:p>
          </table:table-cell>
          <table:table-cell office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rge two query into one to get quiz details</text:p>
          </table:table-cell>
          <table:table-cell office:value-type="string">
            <text:p>passed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http://www.cfwebstore.com/index.cfm/blog/161/failed-to-set-cookie-in-cf1011.cfm</text:p>
          </table:table-cell>
          <table:table-cell office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ttps://www.bennadel.com/blog/1131-ask-ben-ending-coldfusion-session-when-user-closes-browser.htm</text:p>
          </table:table-cell>
          <table:table-cell office:value-type="string">
            <text:p>passed</text:p>
          </table:table-cell>
          <table:table-cell/>
          <table:table-cell office:value-type="string">
            <text:p>35min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created getQuizQuestions.cfc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ritten query to get the quizquestions</text:p>
          </table:table-cell>
          <table:table-cell office:value-type="string">
            <text:p>done</text:p>
          </table:table-cell>
          <table:table-cell/>
          <table:table-cell office:value-type="string">
            <text:p>25min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discussion with himansu about the session issue</text:p>
          </table:table-cell>
          <table:table-cell table:number-columns-repeated="2"/>
          <table:table-cell office:value-type="string">
            <text:p>40min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discussion with asish</text:p>
          </table:table-cell>
          <table:table-cell/>
          <table:table-cell table:style-name="ce2" office:value-type="time" office:time-value="PT13H15M00S">
            <text:p>01:15:00 PM</text:p>
          </table:table-cell>
          <table:table-cell table:style-name="ce2" office:value-type="time" office:time-value="PT14H00M00S">
            <text:p>02:00:00 PM</text:p>
          </table:table-cell>
          <table:table-cell/>
        </table:table-row>
        <table:table-row table:style-name="ro2">
          <table:table-cell/>
          <table:table-cell office:value-type="string">
            <text:p>discussion with asish to resolve the prob</text:p>
          </table:table-cell>
          <table:table-cell office:value-type="string">
            <text:p>successful</text:p>
          </table:table-cell>
          <table:table-cell table:style-name="ce2" office:value-type="time" office:time-value="PT15H00M00S">
            <text:p>03:00:00 PM</text:p>
          </table:table-cell>
          <table:table-cell table:style-name="ce2" office:value-type="time" office:time-value="PT17H00M00S">
            <text:p>05:00:00 PM</text:p>
          </table:table-cell>
          <table:table-cell/>
        </table:table-row>
        <table:table-row table:style-name="ro2">
          <table:table-cell/>
          <table:table-cell office:value-type="string">
            <text:p>making the changes accordingly in my application and testing it in diff browse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abling the dibugger and changing the bindings</text:p>
          </table:table-cell>
          <table:table-cell table:number-columns-repeated="2"/>
          <table:table-cell table:style-name="ce2" office:value-type="time" office:time-value="PT18H00M00S">
            <text:p>06:00:00 PM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adding radio buttons and modifing the testStart.cfm</text:p>
          </table:table-cell>
          <table:table-cell table:number-columns-repeated="2"/>
          <table:table-cell table:style-name="ce2" office:value-type="time" office:time-value="PT18H20M00S">
            <text:p>06:20:00 PM</text:p>
          </table:table-cell>
          <table:table-cell/>
        </table:table-row>
        <table:table-row table:style-name="ro2">
          <table:table-cell/>
          <table:table-cell office:value-type="string">
            <text:p>addjusting the table where the question is displayed to the students</text:p>
          </table:table-cell>
          <table:table-cell table:number-columns-repeated="2"/>
          <table:table-cell table:style-name="ce2" office:value-type="time" office:time-value="PT18H40M00S">
            <text:p>06:40:00 PM</text:p>
          </table:table-cell>
          <table:table-cell/>
        </table:table-row>
        <table:table-row table:style-name="ro2">
          <table:table-cell/>
          <table:table-cell office:value-type="string">
            <text:p>reading about how to keep a page active only for a specific time</text:p>
          </table:table-cell>
          <table:table-cell/>
          <table:table-cell table:style-name="ce2" office:value-type="time" office:time-value="PT18H45M00S">
            <text:p>06:45:00 PM</text:p>
          </table:table-cell>
          <table:table-cell table:style-name="ce2" office:value-type="time" office:time-value="PT19H05M00S">
            <text:p>07:05:00 PM</text:p>
          </table:table-cell>
          <table:table-cell/>
        </table:table-row>
        <table:table-row table:style-name="ro2">
          <table:table-cell/>
          <table:table-cell office:value-type="string">
            <text:p>set serial number the the loop of query using cfoutput</text:p>
          </table:table-cell>
          <table:table-cell table:number-columns-repeated="2"/>
          <table:table-cell table:style-name="ce2" office:value-type="time" office:time-value="PT19H15M00S">
            <text:p>07:15:00 PM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19/12/17</text:p>
          </table:table-cell>
          <table:table-cell office:value-type="string">
            <text:p>experiment with server time and display of test page</text:p>
          </table:table-cell>
          <table:table-cell/>
          <table:table-cell table:style-name="ce2" office:value-type="time" office:time-value="PT11H10M00S">
            <text:p>11:10:00 AM</text:p>
          </table:table-cell>
          <table:table-cell table:style-name="ce2" office:value-type="time" office:time-value="PT12H10M00S">
            <text:p>12:10:00 PM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studing about cfschedule</text:p>
          </table:table-cell>
          <table:table-cell table:number-columns-repeated="2"/>
          <table:table-cell table:style-name="ce2" office:value-type="time" office:time-value="PT12H50M00S">
            <text:p>12:50:00 PM</text:p>
          </table:table-cell>
          <table:table-cell/>
        </table:table-row>
        <table:table-row table:style-name="ro2">
          <table:table-cell/>
          <table:table-cell office:value-type="string">
            <text:p>Study and experiment with JS “settimeout”</text:p>
          </table:table-cell>
          <table:table-cell table:number-columns-repeated="2"/>
          <table:table-cell table:style-name="ce2" office:value-type="time" office:time-value="PT13H30M00S">
            <text:p>01:30:00 PM</text:p>
          </table:table-cell>
          <table:table-cell/>
        </table:table-row>
        <table:table-row table:style-name="ro2">
          <table:table-cell/>
          <table:table-cell office:value-type="string">
            <text:p>raise the iwin for ecllipse</text:p>
          </table:table-cell>
          <table:table-cell/>
          <table:table-cell table:style-name="ce2" office:value-type="time" office:time-value="PT15H15M00S">
            <text:p>03:15:00 P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scussion with Durga and installation of ecllipse</text:p>
          </table:table-cell>
          <table:table-cell/>
          <table:table-cell table:style-name="ce2" office:value-type="time" office:time-value="PT15H40M00S">
            <text:p>03:40:00 PM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20/12/1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" office:value-type="time" office:time-value="PT10H30M00S">
            <text:p>10:30:00 AM</text:p>
          </table:table-cell>
          <table:table-cell table:style-name="ce2" office:value-type="time" office:time-value="PT11H30M00S">
            <text:p>11:30:00 AM</text:p>
          </table:table-cell>
          <table:table-cell/>
        </table:table-row>
        <table:table-row table:style-name="ro2">
          <table:table-cell office:value-type="string">
            <text:p>21/12/17</text:p>
          </table:table-cell>
          <table:table-cell office:value-type="string">
            <text:p>complete the js code for dynamic butt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wnlaod git and git deskto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arn command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pload files in git</text:p>
          </table:table-cell>
          <table:table-cell table:number-columns-repeated="2"/>
          <table:table-cell table:style-name="ce2" office:value-type="time" office:time-value="PT13H30M00S">
            <text:p>01:30:00 PM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25/12/17</text:p>
          </table:table-cell>
          <table:table-cell office:value-type="string">
            <text:p>email server setup</text:p>
          </table:table-cell>
          <table:table-cell/>
          <table:table-cell table:style-name="ce2" office:value-type="time" office:time-value="PT11H30M00S">
            <text:p>11:30:00 A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y and test the email send and receive </text:p>
          </table:table-cell>
          <table:table-cell table:number-columns-repeated="2"/>
          <table:table-cell table:style-name="ce2" office:value-type="time" office:time-value="PT12H30M00S">
            <text:p>12:30:00 PM</text:p>
          </table:table-cell>
          <table:table-cell/>
        </table:table-row>
        <table:table-row table:style-name="ro3">
          <table:table-cell/>
          <table:table-cell office:value-type="string">
            <text:p>create testValidationService.cfc</text:p>
          </table:table-cell>
          <table:table-cell table:number-columns-repeated="2"/>
          <table:table-cell table:style-name="ce2" office:value-type="time" office:time-value="PT13H30M00S">
            <text:p>01:30:00 PM</text:p>
          </table:table-cell>
          <table:table-cell/>
        </table:table-row>
        <table:table-row table:style-name="ro3">
          <table:table-cell/>
          <table:table-cell office:value-type="string">
            <text:p>work on testSubmit.cfc and testValidation.cfc</text:p>
          </table:table-cell>
          <table:table-cell/>
          <table:table-cell table:style-name="ce2" office:value-type="time" office:time-value="PT14H30M00S">
            <text:p>02:30:00 PM</text:p>
          </table:table-cell>
          <table:table-cell table:style-name="ce2" office:value-type="time" office:time-value="PT16H30M00S">
            <text:p>04:30:00 PM</text:p>
          </table:table-cell>
          <table:table-cell/>
        </table:table-row>
        <table:table-row table:style-name="ro4">
          <table:table-cell/>
          <table:table-cell office:value-type="string">
            <text:p>discussion with asish about the calculation of results of users in demo project: <text:s/></text:p>
            <text:p>1. discussion on table “quiz”, “questions”, “quizQuestion”,”score”</text:p>
            <text:p>2. have been asked to store score of each user for perticular quiz</text:p>
            <text:p>3. asked to remove “quizQuestionId” from “quizQuestion” table</text:p>
            <text:p>4. <text:s/>and if the requirement asks then append the questions and answers in a column with append string.</text:p>
            <text:p><text:s/>Demo of score table:</text:p>
            <text:p>1. scr id,</text:p>
            <text:p>2. exam id,</text:p>
            <text:p>3. user id,</text:p>
            <text:p>4. attemptedquestiondetail,1. qid, 2. correct ans, 3. user ans, 4. status</text:p>
            <text:p>5. user score (in percentage)</text:p>
          </table:table-cell>
          <table:table-cell/>
          <table:table-cell table:style-name="ce2" office:value-type="time" office:time-value="PT17H00M00S">
            <text:p>05:00:00 PM</text:p>
          </table:table-cell>
          <table:table-cell table:style-name="ce2" office:value-type="time" office:time-value="PT17H30M00S">
            <text:p>05:30:00 PM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/>
          <table:table-cell office:value-type="string">
            <text:p>created onTestSubmit</text:p>
          </table:table-cell>
          <table:table-cell table:number-columns-repeated="2"/>
          <table:table-cell table:style-name="ce2" office:value-type="time" office:time-value="PT18H30M00S">
            <text:p>06:30:00 PM</text:p>
          </table:table-cell>
          <table:table-cell office:value-type="string">
            <text:p>including break</text:p>
          </table:table-cell>
        </table:table-row>
        <table:table-row table:style-name="ro3">
          <table:table-cell/>
          <table:table-cell office:value-type="string">
            <text:p>learn about query of query and endocing for cross site script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dified the score table in db.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12/25/2017</text:date>, <text:time>07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8:06:04.43</meta:creation-date>
    <dc:date>2017-12-25T07:30:13.61</dc:date>
    <meta:editing-duration>PT21H38M16S</meta:editing-duration>
    <meta:editing-cycles>23</meta:editing-cycles>
    <meta:generator>OpenOffice/4.1.1$Win32 OpenOffice.org_project/411m6$Build-9775</meta:generator>
    <dc:creator>megha kedia</dc:creator>
    <meta:document-statistic meta:table-count="3" meta:cell-count="86" meta:object-count="0"/>
  </office:meta>
</office:document-meta>
</file>